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11.356cm"/>
    </style:style>
    <style:style style:name="co4" style:family="table-column">
      <style:table-column-properties fo:break-before="auto" style:column-width="5.8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2.342cm" fo:break-before="auto" style:use-optimal-row-height="false"/>
    </style:style>
    <style:style style:name="ro3" style:family="table-row">
      <style:table-row-properties style:row-height="3.027cm" fo:break-before="auto" style:use-optimal-row-height="false"/>
    </style:style>
    <style:style style:name="ro4" style:family="table-row">
      <style:table-row-properties style:row-height="3.237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fo:border="0.74pt solid #80808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808080" fo:border-right="0.74pt solid #808080" fo:border-top="0.74pt solid #80808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fo:border-left="0.74pt solid #808080" fo:border-right="0.74pt solid #808080" fo:border-top="0.74pt solid #808080"/>
    </style:style>
    <style:style style:name="ce4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80808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808080" fo:border-right="0.74pt solid #808080" fo:border-top="0.74pt solid #808080" style:vertical-align="to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808080" fo:border-right="0.74pt solid #808080" fo:border-top="0.74pt solid #80808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1" table:default-cell-style-name="ce7"/>
        <table:table-column table:style-name="co4" table:default-cell-style-name="Default"/>
        <table:table-row table:style-name="ro1">
          <table:table-cell office:value-type="string" calcext:value-type="string">
            <text:p>CENÁRIO</text:p>
          </table:table-cell>
          <table:table-cell table:style-name="ce1" office:value-type="string" calcext:value-type="string">
            <text:p>CASO DE TESTE</text:p>
          </table:table-cell>
          <table:table-cell table:style-name="ce1" office:value-type="string" calcext:value-type="string">
            <text:p>BDD</text:p>
          </table:table-cell>
          <table:table-cell table:style-name="ce1" office:value-type="string" calcext:value-type="string">
            <office:annotation draw:style-name="gr1" draw:text-style-name="P2" svg:width="2.899cm" svg:height="1.799cm" svg:x="26.684cm" svg:y="0cm" draw:caption-point-x="-0.61cm" draw:caption-point-y="0.01cm">
              <dc:date>2023-11-15T00:00:00</dc:date>
              <text:p text:style-name="P1">PASSOU FALHOU BLOQUEADO</text:p>
            </office:annotation>
            <text:p>STATUS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001-Login</text:p>
          </table:table-cell>
          <table:table-cell office:value-type="string" calcext:value-type="string">
            <text:p>CT001.001 – Login com E-mail inválido</text:p>
          </table:table-cell>
          <table:table-cell office:value-type="string" calcext:value-type="string">
            <text:p>DADO: <text:span text:style-name="T1">Que o usuário esteja na tela de login</text:span></text:p>
            <text:p/>
            <text:p>QUANDO: <text:span text:style-name="T1"> O usuário inserir um e-mail inválido</text:span> <text:span text:style-name="T1">e clicar em ”acessar”</text:span></text:p>
            <text:p/>
            <text:p>ENTÃO:<text:span text:style-name="T1"> Deve ser exibida a mensagem de erro: “E-mail inválido”</text:span>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3">
          <table:covered-table-cell table:style-name="ce3"/>
          <table:table-cell table:style-name="ce2" office:value-type="string" calcext:value-type="string">
            <text:p>CT001.002 – Login com E-mail válido</text:p>
          </table:table-cell>
          <table:table-cell table:style-name="ce6" office:value-type="string" calcext:value-type="string">
            <text:p>DADO: <text:span text:style-name="T1">Que o usuário esteja na tela de login</text:span></text:p>
            <text:p/>
            <text:p>QUANDO: <text:span text:style-name="T1"> O usuário inserir um e-mail válido</text:span> <text:span text:style-name="T1">e clicar em ”acessar”</text:span></text:p>
            <text:p><text:span text:style-name="T1"/></text:p>
            <text:p><text:span text:style-name="T2">E: </text:span><text:span text:style-name="T1">Informar a senha correta</text:span></text:p>
            <text:p/>
            <text:p>ENTÃO:<text:span text:style-name="T1"> Deve ser acessada a tela inicial (</text:span><text:span text:style-name="T3">Home</text:span><text:span text:style-name="T1">)</text:span></text:p>
          </table:table-cell>
          <table:table-cell table:style-name="ce8" office:value-type="string" calcext:value-type="string">
            <text:p>Falhou</text:p>
          </table:table-cell>
          <table:table-cell/>
        </table:table-row>
        <table:table-row table:style-name="ro4">
          <table:table-cell table:style-name="ce4" office:value-type="string" calcext:value-type="string">
            <text:p>002-Carrinho</text:p>
          </table:table-cell>
          <table:table-cell office:value-type="string" calcext:value-type="string">
            <text:p>CT002.001 – Adicionar itens ao carrinho</text:p>
          </table:table-cell>
          <table:table-cell office:value-type="string" calcext:value-type="string">
            <text:p>DADO: <text:span text:style-name="T1">Que o usuário esteja na tela inicial (</text:span><text:span text:style-name="T3">Home</text:span><text:span text:style-name="T1">)</text:span></text:p>
            <text:p/>
            <text:p>QUANDO: <text:span text:style-name="T1"> O usuário inserir um item no carrinho</text:span></text:p>
            <text:p/>
            <text:p>ENTÃO:<text:span text:style-name="T1"> O ícone do carrinho tem que mudar e o item tem que ser</text:span></text:p>
            <text:p><text:span text:style-name="T1">Inserido no carrinho</text:span></text:p>
          </table:table-cell>
          <table:table-cell office:value-type="string" calcext:value-type="string">
            <text:p>Bloquea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3:08:14.332000000</meta:creation-date>
    <dc:date>2023-11-15T13:44:54.717000000</dc:date>
    <meta:editing-duration>PT36M41S</meta:editing-duration>
    <meta:editing-cycles>1</meta:editing-cycles>
    <meta:document-statistic meta:table-count="1" meta:cell-count="16" meta:object-count="0"/>
    <meta:generator>LibreOffice/7.5.4.2$Windows_X86_64 LibreOffice_project/36ccfdc35048b057fd9854c757a8b67ec53977b6</meta:generator>
  </office:meta>
</office:document-meta>
</file>